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32cm" fo:min-width="6.3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4cm" fo:min-width="5.92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15cm" fo:min-width="3.05cm"/>
      <style:paragraph-properties style:writing-mode="lr-tb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9.7cm" svg:height="4.5cm" svg:x="6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9.7cm" svg:height="4.5cm" svg:x="5.9cm" svg:y="22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2cm" svg:height="2.8cm" svg:x="5.5cm" svg:y="6.2cm">
          <text:p text:style-name="P1">Pobier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1" draw:id="id1" draw:layer="layout" svg:width="7.1cm" svg:height="6.8cm" svg:x="6.2cm" svg:y="9.4cm">
          <text:p text:style-name="P1">Czy liczba jest podzielna przez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10.2cm" svg:height="2.8cm" svg:x="0.2cm" svg:y="16.7cm">
          <text:p text:style-name="P1"/>
          <text:p text:style-name="P1">Wyprowadź „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10.2cm" svg:height="2.8cm" svg:x="10cm" svg:y="16.7cm">
          <text:p text:style-name="P1">Wyprowadź „nie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0.2cm" svg:height="2.8cm" svg:x="5.501cm" svg:y="6.201cm">
          <text:p text:style-name="P1">Pobier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6.2cm" svg:y1="12.8cm" svg:x2="5.3cm" svg:y2="16.7cm" draw:start-shape="id1" draw:start-glue-point="5" draw:end-shape="id2" draw:end-glue-point="5" svg:d="M6200 12800h-6501v-3901h5601v7801" svg:viewBox="0 0 6502 7802">
          <text:p text:style-name="P1">TAK</text:p>
        </draw:connector>
        <draw:connector draw:style-name="gr4" draw:text-style-name="P1" draw:layer="layout" svg:x1="13.3cm" svg:y1="12.8cm" svg:x2="16.375cm" svg:y2="16.7cm" draw:start-shape="id1" draw:start-glue-point="7" draw:end-shape="id3" draw:end-glue-point="4" svg:d="M13300 12800h3075v3900" svg:viewBox="0 0 3076 3901">
          <text:p text:style-name="P1">NIE</text:p>
        </draw:connector>
        <draw:connector draw:style-name="gr5" draw:text-style-name="P2" draw:layer="layout" draw:type="line" svg:x1="13.825cm" svg:y1="19.5cm" svg:x2="10.75cm" svg:y2="22.1cm" draw:start-shape="id3" draw:start-glue-point="7" draw:end-shape="id4" draw:end-glue-point="4" svg:d="M13825 19500l-3075 2600" svg:viewBox="0 0 3076 2601">
          <text:p/>
        </draw:connector>
        <draw:connector draw:style-name="gr5" draw:text-style-name="P2" draw:layer="layout" draw:type="line" svg:x1="4.025cm" svg:y1="19.5cm" svg:x2="7.32cm" svg:y2="22.759cm" draw:start-shape="id2" draw:start-glue-point="7" draw:end-shape="id4" draw:end-glue-point="5" svg:d="M4025 19500l3295 3259" svg:viewBox="0 0 3296 326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1:29:04.737762680</meta:creation-date>
    <dc:date>2020-09-17T11:39:29.126707919</dc:date>
    <meta:editing-duration>PT14S</meta:editing-duration>
    <meta:editing-cycles>1</meta:editing-cycles>
    <meta:document-statistic meta:object-count="11"/>
    <meta:generator>LibreOffice/6.4.5.2$Linux_X86_64 LibreOffice_project/40$Build-2</meta:generator>
  </office:meta>
</office:document-meta>
</file>